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vent.TestEven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vent.TestEvent( Object sourc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vent.TestEvent( Object source , String id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vent.Tes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